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1f39be" officeooo:paragraph-rsid="001f39be"/>
    </style:style>
    <style:style style:name="P2" style:family="paragraph" style:parent-style-name="Standard">
      <style:text-properties officeooo:paragraph-rsid="001f39be"/>
    </style:style>
    <style:style style:name="P3" style:family="paragraph" style:parent-style-name="Text_20_body">
      <style:text-properties officeooo:rsid="001f39be" officeooo:paragraph-rsid="001f39be"/>
    </style:style>
    <style:style style:name="P4" style:family="paragraph" style:parent-style-name="Text_20_body">
      <style:text-properties officeooo:rsid="0020aff1" officeooo:paragraph-rsid="0020aff1"/>
    </style:style>
    <style:style style:name="P5" style:family="paragraph" style:parent-style-name="Heading_20_3">
      <style:text-properties officeooo:rsid="0022de12" officeooo:paragraph-rsid="0022de12"/>
    </style:style>
    <style:style style:name="P6" style:family="paragraph" style:parent-style-name="Text_20_body">
      <style:text-properties officeooo:rsid="0022de12" officeooo:paragraph-rsid="0022de12"/>
    </style:style>
    <style:style style:name="P7" style:family="paragraph" style:parent-style-name="Text_20_body" style:master-page-name="">
      <loext:graphic-properties draw:fill="none"/>
      <style:paragraph-properties fo:margin-left="0cm" fo:margin-right="0.9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7cm"/>
        </style:tab-stops>
      </style:paragraph-properties>
      <style:text-properties officeooo:rsid="0022de12" officeooo:paragraph-rsid="0022de12"/>
    </style:style>
    <style:style style:name="P8" style:family="paragraph" style:parent-style-name="Heading_20_3">
      <style:text-properties officeooo:rsid="0024d590" officeooo:paragraph-rsid="0024d590"/>
    </style:style>
    <style:style style:name="P9" style:family="paragraph" style:parent-style-name="Text_20_body">
      <style:text-properties officeooo:rsid="0024d590" officeooo:paragraph-rsid="0024d590"/>
    </style:style>
    <style:style style:name="P10" style:family="paragraph" style:parent-style-name="Text_20_body">
      <style:text-properties officeooo:rsid="002669a9" officeooo:paragraph-rsid="002669a9"/>
    </style:style>
    <style:style style:name="P11" style:family="paragraph" style:parent-style-name="Heading_20_3">
      <style:text-properties officeooo:rsid="00281c92" officeooo:paragraph-rsid="00281c92"/>
    </style:style>
    <style:style style:name="P12" style:family="paragraph" style:parent-style-name="Text_20_body">
      <style:text-properties officeooo:rsid="00281c92" officeooo:paragraph-rsid="00281c92"/>
    </style:style>
    <style:style style:name="P13" style:family="paragraph" style:parent-style-name="Text_20_body">
      <style:text-properties officeooo:paragraph-rsid="0024d590"/>
    </style:style>
    <style:style style:name="T1" style:family="text">
      <style:text-properties officeooo:rsid="001f39be"/>
    </style:style>
    <style:style style:name="T2" style:family="text">
      <style:text-properties officeooo:rsid="0020aff1"/>
    </style:style>
    <style:style style:name="T3" style:family="text">
      <style:text-properties officeooo:rsid="0020cfc4"/>
    </style:style>
    <style:style style:name="T4" style:family="text">
      <style:text-properties officeooo:rsid="0021ecd9"/>
    </style:style>
    <style:style style:name="T5" style:family="text">
      <style:text-properties officeooo:rsid="002669a9"/>
    </style:style>
    <style:style style:name="T6" style:family="text">
      <style:text-properties officeooo:rsid="00281c92"/>
    </style:style>
    <style:style style:name="T7" style:family="text">
      <style:text-properties officeooo:rsid="0028e2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tab/><text:tab/><text:span text:style-name="T1">Td5 :</text:span></text:h>
      <text:h text:style-name="P1" text:outline-level="3">1,1, </text:h>
      <text:p text:style-name="Standard">cours d’<text:span text:style-name="T1">é</text:span>conomie → <text:span text:style-name="T1">externalité positive : les élèves apprennent de nouvelles notions et l’enseignant est payé </text:span><text:span text:style-name="T2">( je plante des fleurs ça profite aussi à l’apiculteur d’à coté )</text:span></text:p>
      <text:p text:style-name="P2"><text:tab/><text:tab/> <text:s text:c="5"/>→ <text:span text:style-name="T1">externalité négative : </text:span><text:span text:style-name="T3">le bruit généré par un chantier de construction peut déranger les résidents à proximité</text:span><text:span text:style-name="T1"> </text:span></text:p>
      <text:h text:style-name="P1" text:outline-level="3">1,2</text:h>
      <text:p text:style-name="P3">Car l’école forme de futur nouveaux employés <text:span text:style-name="T4">plus performant. ;’</text:span></text:p>
      <text:h text:style-name="P1" text:outline-level="3">1,3</text:h>
      <text:p text:style-name="P4">Il peut les limiter en réglementant et en taxant les entreprises. </text:p>
      <text:p text:style-name="P4"/>
      <text:h text:style-name="P5" text:outline-level="3">2,1</text:h>
      <text:p text:style-name="P6">capital+travail = coût de « production » = coût privé</text:p>
      <text:p text:style-name="P6">coût social = impact sur la population / l’environnement </text:p>
      <text:p text:style-name="P6">pour qu’elles assument leur coût social = impôts par l’état</text:p>
      <text:h text:style-name="P5" text:outline-level="3" text:is-list-header="true">2,2</text:h>
      <text:p text:style-name="P6">Pcq ils en supportent le coût (social) de <text:span text:style-name="T5">l’activité de</text:span> l’entreprise</text:p>
      <text:p text:style-name="P7"/>
      <text:h text:style-name="P8" text:outline-level="3" text:is-list-header="true">2,3</text:h>
      <text:p text:style-name="P9">État prélève des taxes et compense les victimes du dommage causé</text:p>
      <text:h text:style-name="P8" text:outline-level="3"/>
      <text:h text:style-name="P8" text:outline-level="3">3,1</text:h>
      <text:p text:style-name="P10">Il ignore combien coûte la pollu<text:span text:style-name="T6">tion,</text:span><text:span text:style-name="T7">h</text:span> induite par la production </text:p>
      <text:h text:style-name="P11" text:outline-level="3">3,2</text:h>
      <text:p text:style-name="P12">A : éleveur et agriculteur </text:p>
      <text:p text:style-name="P12">B : éleveur par rapport a l’agriculteur </text:p>
      <text:p text:style-name="P12">c : <text:s/>bétail mange une partie de la récolte de l’agriculteur</text:p>
      <text:p text:style-name="P12">d : deux producteurs doivent se mettre d’accord (compensation qu’il doit lui verser )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4:05:09.881000000</meta:creation-date>
    <dc:date>2024-09-30T15:48:04.599000000</dc:date>
    <meta:editing-duration>PT6M24S</meta:editing-duration>
    <meta:editing-cycles>1</meta:editing-cycles>
    <meta:document-statistic meta:table-count="0" meta:image-count="0" meta:object-count="0" meta:page-count="1" meta:paragraph-count="23" meta:word-count="176" meta:character-count="1036" meta:non-whitespace-character-count="865"/>
    <meta:generator>LibreOffice/24.8.0.3$Windows_X86_64 LibreOffice_project/0bdf1299c94fe897b119f97f3c613e9dca6be583</meta:generator>
  </office:meta>
</office:document-meta>
</file>